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font-size="24pt" style:font-size-asian="24pt" style:font-size-complex="24pt" style:language-asian="ja" style:country-asian="JP"/>
    </style:style>
    <style:style style:name="T4" style:parent-style-name="段落フォント" style:family="text">
      <style:text-properties fo:font-size="24pt" style:font-size-asian="24pt" style:font-size-complex="24pt" style:language-asian="ja" style:country-asian="JP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T8" style:parent-style-name="段落フォント" style:family="text">
      <style:text-properties fo:font-size="16pt" style:font-size-asian="16pt" style:font-size-complex="16pt"/>
    </style:style>
    <style:style style:name="T9" style:parent-style-name="段落フォント" style:family="text">
      <style:text-properties fo:font-size="16pt" style:font-size-asian="16pt" style:font-size-complex="16pt" style:language-asian="ja" style:country-asian="JP"/>
    </style:style>
    <style:style style:name="T10" style:parent-style-name="段落フォント" style:family="text">
      <style:text-properties fo:font-size="16pt" style:font-size-asian="16pt" style:font-size-complex="16pt"/>
    </style:style>
    <style:style style:name="P11" style:parent-style-name="Standard" style:family="paragraph">
      <style:text-properties style:language-asian="ja" style:country-asian="JP"/>
    </style:style>
    <style:style style:name="T12" style:parent-style-name="段落フォント" style:family="text">
      <style:text-properties style:language-asian="ja" style:country-asian="JP"/>
    </style:style>
    <style:style style:name="T13" style:parent-style-name="段落フォント" style:family="text">
      <style:text-properties style:language-asian="ja" style:country-asian="JP"/>
    </style:style>
    <style:style style:name="T14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P15" style:parent-style-name="Standard" style:family="paragraph">
      <style:text-properties style:font-name-asian="DengXian"/>
    </style:style>
    <style:style style:name="P16" style:parent-style-name="Standard" style:family="paragraph">
      <style:text-properties style:font-name="游明朝" style:language-asian="ja" style:country-asian="JP"/>
    </style:style>
    <style:style style:name="T17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8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</office:automatic-styles>
  <office:body>
    <office:text text:use-soft-page-breaks="true">
      <text:p text:style-name="P1"><text:span text:style-name="T2">Progress Report : Week</text:span><text:span text:style-name="T3"><text:s/></text:span><text:span text:style-name="T4">5</text:span></text:p>
      <text:p text:style-name="Standard"><text:span text:style-name="T5">Team: DV45</text:span></text:p>
      <text:p text:style-name="P6"/>
      <text:p text:style-name="P7"/>
      <text:p text:style-name="Standard"><text:span text:style-name="T8">s1250192</text:span><text:span text:style-name="T9"><text:s/>/ s1250206</text:span><text:span text:style-name="T10"><text:s/>:</text:span></text:p>
      <text:p text:style-name="P11">【本日の課題】</text:p>
      <text:p text:style-name="Standard"><text:span text:style-name="T12">・</text:span><text:span text:style-name="T13">ソースコードの見直し</text:span></text:p>
      <text:p text:style-name="Standard"><text:span text:style-name="T14">・問題の解析</text:span></text:p>
      <text:p text:style-name="P15"/>
      <text:p text:style-name="P16">【今後の課題】</text:p>
      <text:p text:style-name="Standard"><text:span text:style-name="T17">　</text:span><text:span text:style-name="T18">Phase2のソースコードの補完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ヘッダー文字" style:display-name="ヘッダー (文字)" style:family="text" style:parent-style-name="段落フォント">
      <style:text-properties style:font-name-complex="Mangal" style:font-size-complex="10.5pt"/>
    </style:style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フッター文字" style:display-name="フッター (文字)" style:family="text" style:parent-style-name="段落フォント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iyado Yuta</dc:creator>
    <meta:creation-date>2019-04-24T01:54:00Z</meta:creation-date>
    <dc:date>2019-05-22T05:34:00Z</dc:date>
    <meta:template xlink:href="Normal" xlink:type="simple"/>
    <meta:editing-cycles>3</meta:editing-cycles>
    <meta:editing-duration>PT180S</meta:editing-duration>
    <meta:document-statistic meta:page-count="1" meta:paragraph-count="1" meta:word-count="17" meta:character-count="114" meta:row-count="1" meta:non-whitespace-character-count="98"/>
  </office:meta>
</office:document-meta>
</file>